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1.296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use-window-font-color="true" fo:font-style="italic" style:text-underline-style="none" style:font-name-asian="Courier New" style:font-style-asian="italic" style:font-name-complex="Courier New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>%#include decisionNonValide#%</text:p>
      <text:p text:style-name="P2"/>
      <text:p text:style-name="P1">%=TitreDocument=%</text:p>
      <text:p text:style-name="P2"/>
      <text:p text:style-name="P12">%=DecisionNumero=% %=Nip=%</text:p>
      <text:p text:style-name="P13">%=AyantDroit=%</text:p>
      <text:p text:style-name="P2"/>
      <text:p text:style-name="P2">%=TitreTiers=%</text:p>
      <text:p text:style-name="P5"/>
      <text:p text:style-name="P2">%=Paragraphe1=%</text:p>
      <text:p text:style-name="P5"/>
      <text:p text:style-name="P2">%=Paragraphe2=%</text:p>
      <text:p text:style-name="P5"/>
      <text:list text:style-name="L1">
        <text:list-item>
          <text:p text:style-name="P11">%=Paragraphe3=%</text:p>
        </text:list-item>
      </text:list>
      <text:p text:style-name="P5"/>
      <text:list text:style-name="L1">
        <text:list-item text:start-value="1">
          <text:p text:style-name="P14">%=remLineWhenBlank(Paragraphe4,1)=%</text:p>
        </text:list-item>
      </text:list>
      <text:p text:style-name="P5"/>
      <text:p text:style-name="P2">%=Paragraphe5=%</text:p>
      <text:p text:style-name="P2"><text:span text:style-name="T1">%#include </text:span><text:span text:style-name="T2">tableauPerseus</text:span><text:span text:style-name="T1">#%</text:span></text:p>
      <text:p text:style-name="P5"/>
      <text:p text:style-name="P2">%=Paragraphe6=%</text:p>
      <text:p text:style-name="P5"/>
      <text:p text:style-name="P2">%=Salutations=%</text:p>
      <text:p text:style-name="P5"/>
      <text:p text:style-name="P7">%#include signatureStandard#%</text:p>
      <text:p text:style-name="P10">%=pushToEnd()=%</text:p>
      <text:p text:style-name="P6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%=Copie=%</text:p>
          </table:table-cell>
          <table:table-cell table:style-name="Tableau1.A1" office:value-type="string">
            <text:p text:style-name="P9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%=Annexe=%</text:p>
          </table:table-cell>
          <table:table-cell table:style-name="Tableau2.A1" office:value-type="string">
            <text:p text:style-name="P9">%=TexteAnnexe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8-19T15:56:30</dc:date>
    <meta:editing-cycles>57</meta:editing-cycles>
    <meta:editing-duration>PT1H59M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2" meta:word-count="29" meta:character-count="400"/>
  </office:meta>
</office:document-meta>
</file>